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035" calcext:value-type="float">
            <text:p>16.663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30958984" calcext:value-type="float">
            <text:p>16.64309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9687968" calcext:value-type="float">
            <text:p>16.64296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24987968" calcext:value-type="float">
            <text:p>16.6924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2659" calcext:value-type="float">
            <text:p>16.7026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9287968" calcext:value-type="float">
            <text:p>16.70392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27857968" calcext:value-type="float">
            <text:p>16.70278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88158984" calcext:value-type="float">
            <text:p>16.6888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2654" calcext:value-type="float">
            <text:p>16.662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90647968" calcext:value-type="float">
            <text:p>16.64906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81428984" calcext:value-type="float">
            <text:p>16.63814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7414" calcext:value-type="float">
            <text:p>16.647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93467968" calcext:value-type="float">
            <text:p>16.6193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1125" calcext:value-type="float">
            <text:p>16.62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4742" calcext:value-type="float">
            <text:p>16.604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1587968" calcext:value-type="float">
            <text:p>16.63915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62428984" calcext:value-type="float">
            <text:p>16.67624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21458984" calcext:value-type="float">
            <text:p>16.66214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0468984" calcext:value-type="float">
            <text:p>16.63204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02077968" calcext:value-type="float">
            <text:p>16.6502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24937968" calcext:value-type="float">
            <text:p>16.6524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21458984" calcext:value-type="float">
            <text:p>16.66214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4947968" calcext:value-type="float">
            <text:p>16.66049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25218984" calcext:value-type="float">
            <text:p>16.62252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36317968" calcext:value-type="float">
            <text:p>16.6136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2367" calcext:value-type="float">
            <text:p>16.6523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8757968" calcext:value-type="float">
            <text:p>16.6608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5702" calcext:value-type="float">
            <text:p>16.665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00528984" calcext:value-type="float">
            <text:p>16.68005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701" calcext:value-type="float">
            <text:p>16.6577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79217968" calcext:value-type="float">
            <text:p>16.64792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6337968" calcext:value-type="float">
            <text:p>16.62963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21077968" calcext:value-type="float">
            <text:p>16.6121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77287968" calcext:value-type="float">
            <text:p>16.62772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7297968" calcext:value-type="float">
            <text:p>16.63572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89" calcext:value-type="float">
            <text:p>16.645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8364" calcext:value-type="float">
            <text:p>16.62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09038984" calcext:value-type="float">
            <text:p>16.63090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83358984" calcext:value-type="float">
            <text:p>16.6583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34818984" calcext:value-type="float">
            <text:p>16.68348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39568984" calcext:value-type="float">
            <text:p>16.67395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44927968" calcext:value-type="float">
            <text:p>16.64449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494" calcext:value-type="float">
            <text:p>16.66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2847" calcext:value-type="float">
            <text:p>16.6828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12898984" calcext:value-type="float">
            <text:p>16.67128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99257968" calcext:value-type="float">
            <text:p>16.67992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64967968" calcext:value-type="float">
            <text:p>16.67649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2085" calcext:value-type="float">
            <text:p>16.682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23388984" calcext:value-type="float">
            <text:p>16.68233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60498984" calcext:value-type="float">
            <text:p>16.65604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5397968" calcext:value-type="float">
            <text:p>16.63953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2527968" calcext:value-type="float">
            <text:p>16.62925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7747968" calcext:value-type="float">
            <text:p>16.6147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7578984" calcext:value-type="float">
            <text:p>16.60575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1125" calcext:value-type="float">
            <text:p>16.62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6652" calcext:value-type="float">
            <text:p>16.64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56688984" calcext:value-type="float">
            <text:p>16.65566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69998984" calcext:value-type="float">
            <text:p>16.63699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4417968" calcext:value-type="float">
            <text:p>16.6174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7608984" calcext:value-type="float">
            <text:p>16.62976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174" calcext:value-type="float">
            <text:p>16.632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71597968" calcext:value-type="float">
            <text:p>16.64715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83967968" calcext:value-type="float">
            <text:p>16.63839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65248984" calcext:value-type="float">
            <text:p>16.64652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6668984" calcext:value-type="float">
            <text:p>16.63966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9667968" calcext:value-type="float">
            <text:p>16.62696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94457968" calcext:value-type="float">
            <text:p>16.64944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72537968" calcext:value-type="float">
            <text:p>16.63725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5827968" calcext:value-type="float">
            <text:p>16.60258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21077968" calcext:value-type="float">
            <text:p>16.6121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3124" calcext:value-type="float">
            <text:p>16.61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65148984" calcext:value-type="float">
            <text:p>16.56651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6642" calcext:value-type="float">
            <text:p>16.566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62987968" calcext:value-type="float">
            <text:p>16.6162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1506" calcext:value-type="float">
            <text:p>16.621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95678984" calcext:value-type="float">
            <text:p>16.60956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80157968" calcext:value-type="float">
            <text:p>16.63801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4328984" calcext:value-type="float">
            <text:p>16.67243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0177968" calcext:value-type="float">
            <text:p>16.6540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09697968" calcext:value-type="float">
            <text:p>16.6509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73808984" calcext:value-type="float">
            <text:p>16.63738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8077" calcext:value-type="float">
            <text:p>16.618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0838" calcext:value-type="float">
            <text:p>16.610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222" calcext:value-type="float">
            <text:p>16.635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7795" calcext:value-type="float">
            <text:p>16.647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3698" calcext:value-type="float">
            <text:p>16.633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17598984" calcext:value-type="float">
            <text:p>16.62175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5208984" calcext:value-type="float">
            <text:p>16.6145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2169" calcext:value-type="float">
            <text:p>16.5921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43278984" calcext:value-type="float">
            <text:p>16.59432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027" calcext:value-type="float">
            <text:p>16.599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49958984" calcext:value-type="float">
            <text:p>16.60499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80107968" calcext:value-type="float">
            <text:p>16.59801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06777968" calcext:value-type="float">
            <text:p>16.60067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0918984" calcext:value-type="float">
            <text:p>16.61109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93" calcext:value-type="float">
            <text:p>16.584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5593" calcext:value-type="float">
            <text:p>16.5555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09928984" calcext:value-type="float">
            <text:p>16.58099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7122" calcext:value-type="float">
            <text:p>16.597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07058984" calcext:value-type="float">
            <text:p>16.57070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2357" calcext:value-type="float">
            <text:p>16.5723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885" calcext:value-type="float">
            <text:p>16.605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67737968" calcext:value-type="float">
            <text:p>16.60677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363" calcext:value-type="float">
            <text:p>16.6203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15337968" calcext:value-type="float">
            <text:p>16.59153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82318984" calcext:value-type="float">
            <text:p>16.58823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54377968" calcext:value-type="float">
            <text:p>16.58543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70557968" calcext:value-type="float">
            <text:p>16.5770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43278984" calcext:value-type="float">
            <text:p>16.59432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51888984" calcext:value-type="float">
            <text:p>16.62518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16377968" calcext:value-type="float">
            <text:p>16.66163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653" calcext:value-type="float">
            <text:p>16.6546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34768984" calcext:value-type="float">
            <text:p>16.64347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065" calcext:value-type="float">
            <text:p>16.63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6553" calcext:value-type="float">
            <text:p>16.6165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5029" calcext:value-type="float">
            <text:p>16.6150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34437968" calcext:value-type="float">
            <text:p>16.63344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65248984" calcext:value-type="float">
            <text:p>16.64652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59558984" calcext:value-type="float">
            <text:p>16.66595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5801" calcext:value-type="float">
            <text:p>16.6958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5027968" calcext:value-type="float">
            <text:p>16.72450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3238984" calcext:value-type="float">
            <text:p>16.56232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98498984" calcext:value-type="float">
            <text:p>16.57984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4248984" calcext:value-type="float">
            <text:p>16.60842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60398984" calcext:value-type="float">
            <text:p>16.5760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65148984" calcext:value-type="float">
            <text:p>16.56651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59458984" calcext:value-type="float">
            <text:p>16.58594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51557968" calcext:value-type="float">
            <text:p>16.6151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98548984" calcext:value-type="float">
            <text:p>16.61985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9883" calcext:value-type="float">
            <text:p>16.5898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46098984" calcext:value-type="float">
            <text:p>16.56460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1967968" calcext:value-type="float">
            <text:p>16.56219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19428984" calcext:value-type="float">
            <text:p>16.56194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0527968" calcext:value-type="float">
            <text:p>16.55305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9497" calcext:value-type="float">
            <text:p>16.5494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1507968" calcext:value-type="float">
            <text:p>16.5751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82037968" calcext:value-type="float">
            <text:p>16.6182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0843" calcext:value-type="float">
            <text:p>16.6508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09038984" calcext:value-type="float">
            <text:p>16.63090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0607968" calcext:value-type="float">
            <text:p>16.6170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6817968" calcext:value-type="float">
            <text:p>16.63268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0937" calcext:value-type="float">
            <text:p>16.6409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222" calcext:value-type="float">
            <text:p>16.635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4467968" calcext:value-type="float">
            <text:p>16.6574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60167968" calcext:value-type="float">
            <text:p>16.64601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3937968" calcext:value-type="float">
            <text:p>16.6143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0607968" calcext:value-type="float">
            <text:p>16.6170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1318" calcext:value-type="float">
            <text:p>16.641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93517968" calcext:value-type="float">
            <text:p>16.65935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1798" calcext:value-type="float">
            <text:p>16.671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91968984" calcext:value-type="float">
            <text:p>16.6891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9098984" calcext:value-type="float">
            <text:p>16.67890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26258984" calcext:value-type="float">
            <text:p>16.6926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9329" calcext:value-type="float">
            <text:p>16.7293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64077968" calcext:value-type="float">
            <text:p>16.7264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6828984" calcext:value-type="float">
            <text:p>16.7676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65117968" calcext:value-type="float">
            <text:p>16.79651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4058984" calcext:value-type="float">
            <text:p>16.83740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3078984" calcext:value-type="float">
            <text:p>16.8153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1625" calcext:value-type="float">
            <text:p>16.81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28897968" calcext:value-type="float">
            <text:p>16.7728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8191" calcext:value-type="float">
            <text:p>16.768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5143" calcext:value-type="float">
            <text:p>16.765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8778984" calcext:value-type="float">
            <text:p>16.8038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16958984" calcext:value-type="float">
            <text:p>16.87169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4015" calcext:value-type="float">
            <text:p>16.884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9918" calcext:value-type="float">
            <text:p>16.869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54727968" calcext:value-type="float">
            <text:p>16.86547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97627968" calcext:value-type="float">
            <text:p>16.89976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259" calcext:value-type="float">
            <text:p>16.912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19547968" calcext:value-type="float">
            <text:p>16.91195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8908984" calcext:value-type="float">
            <text:p>16.90789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73218984" calcext:value-type="float">
            <text:p>16.92732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5351" calcext:value-type="float">
            <text:p>16.9053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3639" calcext:value-type="float">
            <text:p>16.9236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6311" calcext:value-type="float">
            <text:p>16.9663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21577968" calcext:value-type="float">
            <text:p>17.01215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97168984" calcext:value-type="float">
            <text:p>17.03971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5559" calcext:value-type="float">
            <text:p>17.0455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69508984" calcext:value-type="float">
            <text:p>17.00695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8058984" calcext:value-type="float">
            <text:p>16.98980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7365" calcext:value-type="float">
            <text:p>17.017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54927968" calcext:value-type="float">
            <text:p>17.02549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03" calcext:value-type="float">
            <text:p>17.004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171" calcext:value-type="float">
            <text:p>16.9891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08498984" calcext:value-type="float">
            <text:p>16.96084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49037968" calcext:value-type="float">
            <text:p>16.8849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826" calcext:value-type="float">
            <text:p>16.895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98948984" calcext:value-type="float">
            <text:p>16.93989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7297968" calcext:value-type="float">
            <text:p>17.01672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3587968" calcext:value-type="float">
            <text:p>17.09635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7093" calcext:value-type="float">
            <text:p>17.1270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3617968" calcext:value-type="float">
            <text:p>17.12036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3085" calcext:value-type="float">
            <text:p>17.063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01687968" calcext:value-type="float">
            <text:p>17.10016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2687968" calcext:value-type="float">
            <text:p>17.13826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65567968" calcext:value-type="float">
            <text:p>17.15655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167" calcext:value-type="float">
            <text:p>17.171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29678984" calcext:value-type="float">
            <text:p>17.14296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9658984" calcext:value-type="float">
            <text:p>17.12696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2008984" calcext:value-type="float">
            <text:p>17.10220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96278984" calcext:value-type="float">
            <text:p>17.08962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21677968" calcext:value-type="float">
            <text:p>17.09216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4947968" calcext:value-type="float">
            <text:p>17.04149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9687968" calcext:value-type="float">
            <text:p>17.02396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76797968" calcext:value-type="float">
            <text:p>16.9976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85638984" calcext:value-type="float">
            <text:p>16.9585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1487968" calcext:value-type="float">
            <text:p>16.94014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4337968" calcext:value-type="float">
            <text:p>16.93443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2209" calcext:value-type="float">
            <text:p>16.9122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79517968" calcext:value-type="float">
            <text:p>16.88795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73168984" calcext:value-type="float">
            <text:p>16.88731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7587968" calcext:value-type="float">
            <text:p>16.86775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5018984" calcext:value-type="float">
            <text:p>16.8435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48987968" calcext:value-type="float">
            <text:p>16.8448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71138984" calcext:value-type="float">
            <text:p>16.78711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81628984" calcext:value-type="float">
            <text:p>16.79816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003" calcext:value-type="float">
            <text:p>16.788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73072" calcext:value-type="float">
            <text:p>16.70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76447968" calcext:value-type="float">
            <text:p>16.71764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6276" calcext:value-type="float">
            <text:p>16.68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27807968" calcext:value-type="float">
            <text:p>16.66278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0556" calcext:value-type="float">
            <text:p>16.64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43278984" calcext:value-type="float">
            <text:p>16.59432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72768984" calcext:value-type="float">
            <text:p>16.56727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36217968" calcext:value-type="float">
            <text:p>16.53362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683" calcext:value-type="float">
            <text:p>16.546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4118984" calcext:value-type="float">
            <text:p>16.5044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99997968" calcext:value-type="float">
            <text:p>16.50999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94588984" calcext:value-type="float">
            <text:p>16.4994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70407968" calcext:value-type="float">
            <text:p>16.45704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9482" calcext:value-type="float">
            <text:p>16.429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59817968" calcext:value-type="float">
            <text:p>16.36598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05487968" calcext:value-type="float">
            <text:p>16.33054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9267968" calcext:value-type="float">
            <text:p>16.3069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994" calcext:value-type="float">
            <text:p>16.334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2995" calcext:value-type="float">
            <text:p>16.342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63908984" calcext:value-type="float">
            <text:p>16.33639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853" calcext:value-type="float">
            <text:p>16.3498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29387968" calcext:value-type="float">
            <text:p>16.40293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22807968" calcext:value-type="float">
            <text:p>16.47228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3608984" calcext:value-type="float">
            <text:p>16.47736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26898984" calcext:value-type="float">
            <text:p>16.44268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26898984" calcext:value-type="float">
            <text:p>16.44268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92658984" calcext:value-type="float">
            <text:p>16.47926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75488984" calcext:value-type="float">
            <text:p>16.45754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9228984" calcext:value-type="float">
            <text:p>16.40192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395" calcext:value-type="float">
            <text:p>16.36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8903" calcext:value-type="float">
            <text:p>16.368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853" calcext:value-type="float">
            <text:p>16.3498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5276" calcext:value-type="float">
            <text:p>16.30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79807968" calcext:value-type="float">
            <text:p>16.35798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89357968" calcext:value-type="float">
            <text:p>16.37893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7057968" calcext:value-type="float">
            <text:p>16.44370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61897968" calcext:value-type="float">
            <text:p>16.5061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61338984" calcext:value-type="float">
            <text:p>16.56613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4648984" calcext:value-type="float">
            <text:p>16.5474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0678984" calcext:value-type="float">
            <text:p>16.41906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2431" calcext:value-type="float">
            <text:p>16.402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5004" calcext:value-type="float">
            <text:p>16.41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387" calcext:value-type="float">
            <text:p>16.431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909" calcext:value-type="float">
            <text:p>16.416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4529" calcext:value-type="float">
            <text:p>16.424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88798984" calcext:value-type="float">
            <text:p>16.43887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95428984" calcext:value-type="float">
            <text:p>16.40954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6997968" calcext:value-type="float">
            <text:p>16.39569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4148" calcext:value-type="float">
            <text:p>16.42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7577" calcext:value-type="float">
            <text:p>16.427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68708984" calcext:value-type="float">
            <text:p>16.36687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5077968" calcext:value-type="float">
            <text:p>16.3835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22757968" calcext:value-type="float">
            <text:p>16.4322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44908984" calcext:value-type="float">
            <text:p>16.37449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4328984" calcext:value-type="float">
            <text:p>16.29143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174" calcext:value-type="float">
            <text:p>16.251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08207968" calcext:value-type="float">
            <text:p>16.22082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78667968" calcext:value-type="float">
            <text:p>16.20786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0948984" calcext:value-type="float">
            <text:p>16.25409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6414" calcext:value-type="float">
            <text:p>16.266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6837968" calcext:value-type="float">
            <text:p>16.26768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44608984" calcext:value-type="float">
            <text:p>16.13446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962" calcext:value-type="float">
            <text:p>16.078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9957968" calcext:value-type="float">
            <text:p>16.09699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38868984" calcext:value-type="float">
            <text:p>16.11388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52228984" calcext:value-type="float">
            <text:p>16.13522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45548984" calcext:value-type="float">
            <text:p>16.12455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6008984" calcext:value-type="float">
            <text:p>16.11160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11767968" calcext:value-type="float">
            <text:p>16.02117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2998984" calcext:value-type="float">
            <text:p>15.98929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486" calcext:value-type="float">
            <text:p>16.02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3341" calcext:value-type="float">
            <text:p>16.0633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24137968" calcext:value-type="float">
            <text:p>16.01241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63408984" calcext:value-type="float">
            <text:p>15.93634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5877968" calcext:value-type="float">
            <text:p>15.88058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5884" calcext:value-type="float">
            <text:p>15.83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1599" calcext:value-type="float">
            <text:p>15.8415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8551" calcext:value-type="float">
            <text:p>15.8385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0888984" calcext:value-type="float">
            <text:p>15.82508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7314" calcext:value-type="float">
            <text:p>15.847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47737968" calcext:value-type="float">
            <text:p>15.84477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83298984" calcext:value-type="float">
            <text:p>15.84832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00418984" calcext:value-type="float">
            <text:p>15.83004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0838984" calcext:value-type="float">
            <text:p>15.78508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20027968" calcext:value-type="float">
            <text:p>15.77200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8828" calcext:value-type="float">
            <text:p>15.76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75504" calcext:value-type="float">
            <text:p>15.75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88557968" calcext:value-type="float">
            <text:p>15.7388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155" calcext:value-type="float">
            <text:p>15.718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97398984" calcext:value-type="float">
            <text:p>15.6997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74207968" calcext:value-type="float">
            <text:p>15.68742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29758984" calcext:value-type="float">
            <text:p>15.68297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62777968" calcext:value-type="float">
            <text:p>15.68627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5577" calcext:value-type="float">
            <text:p>15.665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09437968" calcext:value-type="float">
            <text:p>15.68094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1955" calcext:value-type="float">
            <text:p>15.641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44948984" calcext:value-type="float">
            <text:p>15.64449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8778984" calcext:value-type="float">
            <text:p>15.6608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6408984" calcext:value-type="float">
            <text:p>15.66964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0436" calcext:value-type="float">
            <text:p>15.68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3247968" calcext:value-type="float">
            <text:p>15.68132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22747968" calcext:value-type="float">
            <text:p>15.6622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18937968" calcext:value-type="float">
            <text:p>15.6618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2247" calcext:value-type="float">
            <text:p>15.6922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12407968" calcext:value-type="float">
            <text:p>15.77124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93307968" calcext:value-type="float">
            <text:p>15.72933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1857968" calcext:value-type="float">
            <text:p>15.71218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625" calcext:value-type="float">
            <text:p>15.7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6433" calcext:value-type="float">
            <text:p>15.656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3385" calcext:value-type="float">
            <text:p>15.653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3098" calcext:value-type="float">
            <text:p>15.64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62727968" calcext:value-type="float">
            <text:p>15.64627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8239" calcext:value-type="float">
            <text:p>15.628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0812" calcext:value-type="float">
            <text:p>15.64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96077968" calcext:value-type="float">
            <text:p>15.6596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3247968" calcext:value-type="float">
            <text:p>15.68132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2341" calcext:value-type="float">
            <text:p>15.6823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09437968" calcext:value-type="float">
            <text:p>15.68094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00877968" calcext:value-type="float">
            <text:p>15.69008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8778984" calcext:value-type="float">
            <text:p>15.6608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81" calcext:value-type="float">
            <text:p>15.62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19218984" calcext:value-type="float">
            <text:p>15.63192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386" calcext:value-type="float">
            <text:p>15.64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9877968" calcext:value-type="float">
            <text:p>15.65198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767" calcext:value-type="float">
            <text:p>15.64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82717968" calcext:value-type="float">
            <text:p>15.63827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48758984" calcext:value-type="float">
            <text:p>15.64487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5666" calcext:value-type="float">
            <text:p>15.61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04918984" calcext:value-type="float">
            <text:p>15.62049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3667968" calcext:value-type="float">
            <text:p>15.63636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52237968" calcext:value-type="float">
            <text:p>15.63522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57977968" calcext:value-type="float">
            <text:p>15.65579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5137968" calcext:value-type="float">
            <text:p>15.66951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767" calcext:value-type="float">
            <text:p>15.64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909" calcext:value-type="float">
            <text:p>15.654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669" calcext:value-type="float">
            <text:p>15.639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8239" calcext:value-type="float">
            <text:p>15.628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6334" calcext:value-type="float">
            <text:p>15.62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49698984" calcext:value-type="float">
            <text:p>15.63496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8887968" calcext:value-type="float">
            <text:p>15.6218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34127968" calcext:value-type="float">
            <text:p>15.6234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11598984" calcext:value-type="float">
            <text:p>15.63115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7477968" calcext:value-type="float">
            <text:p>15.63674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83988984" calcext:value-type="float">
            <text:p>15.63839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05577968" calcext:value-type="float">
            <text:p>15.64055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243" calcext:value-type="float">
            <text:p>15.660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63717968" calcext:value-type="float">
            <text:p>15.67637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4236" calcext:value-type="float">
            <text:p>15.60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75378984" calcext:value-type="float">
            <text:p>15.60753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5859" calcext:value-type="float">
            <text:p>15.635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8239" calcext:value-type="float">
            <text:p>15.628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21757968" calcext:value-type="float">
            <text:p>15.6321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8887968" calcext:value-type="float">
            <text:p>15.6218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9367968" calcext:value-type="float">
            <text:p>15.62493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43677968" calcext:value-type="float">
            <text:p>15.64436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861" calcext:value-type="float">
            <text:p>15.651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5418984" calcext:value-type="float">
            <text:p>15.63954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67758984" calcext:value-type="float">
            <text:p>15.60677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50638984" calcext:value-type="float">
            <text:p>15.6250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96027968" calcext:value-type="float">
            <text:p>15.61960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6809" calcext:value-type="float">
            <text:p>15.6168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954" calcext:value-type="float">
            <text:p>15.633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00777968" calcext:value-type="float">
            <text:p>15.61007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54117968" calcext:value-type="float">
            <text:p>15.61541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573" calcext:value-type="float">
            <text:p>15.633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9347968" calcext:value-type="float">
            <text:p>15.60893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17238984" calcext:value-type="float">
            <text:p>15.57172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18228984" calcext:value-type="float">
            <text:p>15.60182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97298984" calcext:value-type="float">
            <text:p>15.61972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6715" calcext:value-type="float">
            <text:p>15.626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3667" calcext:value-type="float">
            <text:p>15.623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5848984" calcext:value-type="float">
            <text:p>15.60258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05858984" calcext:value-type="float">
            <text:p>15.61058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74107968" calcext:value-type="float">
            <text:p>15.60741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957" calcext:value-type="float">
            <text:p>15.60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7288984" calcext:value-type="float">
            <text:p>15.61172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13147968" calcext:value-type="float">
            <text:p>15.60131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7759" calcext:value-type="float">
            <text:p>15.597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7788984" calcext:value-type="float">
            <text:p>15.63077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0287968" calcext:value-type="float">
            <text:p>15.59902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0257968" calcext:value-type="float">
            <text:p>15.57502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48708984" calcext:value-type="float">
            <text:p>15.60487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2538984" calcext:value-type="float">
            <text:p>15.6212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83988984" calcext:value-type="float">
            <text:p>15.63839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57927968" calcext:value-type="float">
            <text:p>15.61579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75097968" calcext:value-type="float">
            <text:p>15.63750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57037968" calcext:value-type="float">
            <text:p>15.6657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9907968" calcext:value-type="float">
            <text:p>15.67599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6527" calcext:value-type="float">
            <text:p>15.646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29" calcext:value-type="float">
            <text:p>15.58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4513" calcext:value-type="float">
            <text:p>15.5345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046" calcext:value-type="float">
            <text:p>15.60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6146" calcext:value-type="float">
            <text:p>15.64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7788984" calcext:value-type="float">
            <text:p>15.63077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957" calcext:value-type="float">
            <text:p>15.60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2999" calcext:value-type="float">
            <text:p>15.6129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77917968" calcext:value-type="float">
            <text:p>15.60779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0767968" calcext:value-type="float">
            <text:p>15.60207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31207968" calcext:value-type="float">
            <text:p>15.57312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4617" calcext:value-type="float">
            <text:p>15.6046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6947968" calcext:value-type="float">
            <text:p>15.59369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18228984" calcext:value-type="float">
            <text:p>15.60182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18228984" calcext:value-type="float">
            <text:p>15.60182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195" calcext:value-type="float">
            <text:p>15.60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34077968" calcext:value-type="float">
            <text:p>15.5834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39158984" calcext:value-type="float">
            <text:p>15.5839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5057968" calcext:value-type="float">
            <text:p>15.60550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51578984" calcext:value-type="float">
            <text:p>15.61515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0648984" calcext:value-type="float">
            <text:p>15.6330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8188984" calcext:value-type="float">
            <text:p>15.56981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8422" calcext:value-type="float">
            <text:p>15.56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47668984" calcext:value-type="float">
            <text:p>15.53476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17188984" calcext:value-type="float">
            <text:p>15.53171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194" calcext:value-type="float">
            <text:p>15.52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52418984" calcext:value-type="float">
            <text:p>15.52524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48558984" calcext:value-type="float">
            <text:p>15.48485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56178984" calcext:value-type="float">
            <text:p>15.48561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3746" calcext:value-type="float">
            <text:p>15.49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1567968" calcext:value-type="float">
            <text:p>15.48015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59657968" calcext:value-type="float">
            <text:p>15.4759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45407968" calcext:value-type="float">
            <text:p>15.50454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4132" calcext:value-type="float">
            <text:p>15.53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01948984" calcext:value-type="float">
            <text:p>15.53019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575" calcext:value-type="float">
            <text:p>15.5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8229" calcext:value-type="float">
            <text:p>15.5482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25748984" calcext:value-type="float">
            <text:p>15.52257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92398984" calcext:value-type="float">
            <text:p>15.5092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8798" calcext:value-type="float">
            <text:p>15.52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718" calcext:value-type="float">
            <text:p>15.53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4226" calcext:value-type="float">
            <text:p>15.52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04487968" calcext:value-type="float">
            <text:p>15.53044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0968984" calcext:value-type="float">
            <text:p>15.5080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2796" calcext:value-type="float">
            <text:p>15.51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02557968" calcext:value-type="float">
            <text:p>15.5102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8031" calcext:value-type="float">
            <text:p>15.4880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6606" calcext:value-type="float">
            <text:p>15.51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44798984" calcext:value-type="float">
            <text:p>15.52447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65728984" calcext:value-type="float">
            <text:p>15.50657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39998984" calcext:value-type="float">
            <text:p>15.49399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72077968" calcext:value-type="float">
            <text:p>15.5072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5258984" calcext:value-type="float">
            <text:p>15.5115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96767968" calcext:value-type="float">
            <text:p>15.44967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37078984" calcext:value-type="float">
            <text:p>15.4437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60597968" calcext:value-type="float">
            <text:p>15.46605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3798984" calcext:value-type="float">
            <text:p>15.48637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45407968" calcext:value-type="float">
            <text:p>15.50454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39058984" calcext:value-type="float">
            <text:p>15.50390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6648984" calcext:value-type="float">
            <text:p>15.4806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28237968" calcext:value-type="float">
            <text:p>15.48282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47618984" calcext:value-type="float">
            <text:p>15.49476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2358984" calcext:value-type="float">
            <text:p>15.4772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1361" calcext:value-type="float">
            <text:p>15.4613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17088984" calcext:value-type="float">
            <text:p>15.45170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17088984" calcext:value-type="float">
            <text:p>15.45170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25698984" calcext:value-type="float">
            <text:p>15.48256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146" calcext:value-type="float">
            <text:p>15.49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7462" calcext:value-type="float">
            <text:p>15.50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2415" calcext:value-type="float">
            <text:p>15.512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70147968" calcext:value-type="float">
            <text:p>15.48701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2217" calcext:value-type="float">
            <text:p>15.4522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53308984" calcext:value-type="float">
            <text:p>15.4753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7548984" calcext:value-type="float">
            <text:p>15.43875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18637968" calcext:value-type="float">
            <text:p>15.42186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90037968" calcext:value-type="float">
            <text:p>15.3990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39567968" calcext:value-type="float">
            <text:p>15.40395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97988984" calcext:value-type="float">
            <text:p>15.40979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8988984" calcext:value-type="float">
            <text:p>15.44789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7932" calcext:value-type="float">
            <text:p>15.45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7747968" calcext:value-type="float">
            <text:p>15.4717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43477968" calcext:value-type="float">
            <text:p>15.48434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3907968" calcext:value-type="float">
            <text:p>15.44739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1057968" calcext:value-type="float">
            <text:p>15.45310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5458" calcext:value-type="float">
            <text:p>15.47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5688984" calcext:value-type="float">
            <text:p>15.47456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3647" calcext:value-type="float">
            <text:p>15.4636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60928984" calcext:value-type="float">
            <text:p>15.47609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90752" calcext:value-type="float">
            <text:p>15.50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47618984" calcext:value-type="float">
            <text:p>15.49476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12997968" calcext:value-type="float">
            <text:p>15.48129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0968984" calcext:value-type="float">
            <text:p>15.5080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4808984" calcext:value-type="float">
            <text:p>15.53248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718" calcext:value-type="float">
            <text:p>15.53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22597968" calcext:value-type="float">
            <text:p>15.54225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1528984" calcext:value-type="float">
            <text:p>15.57515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09337968" calcext:value-type="float">
            <text:p>15.60093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96967968" calcext:value-type="float">
            <text:p>15.60969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36388984" calcext:value-type="float">
            <text:p>15.65363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09437968" calcext:value-type="float">
            <text:p>15.68094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3197" calcext:value-type="float">
            <text:p>15.6731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28487968" calcext:value-type="float">
            <text:p>15.68284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75147968" calcext:value-type="float">
            <text:p>15.67751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7557968" calcext:value-type="float">
            <text:p>15.7007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7898984" calcext:value-type="float">
            <text:p>15.71878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0545" calcext:value-type="float">
            <text:p>15.790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0657968" calcext:value-type="float">
            <text:p>15.8950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6387968" calcext:value-type="float">
            <text:p>15.90763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397" calcext:value-type="float">
            <text:p>15.7493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58127968" calcext:value-type="float">
            <text:p>15.7758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4543" calcext:value-type="float">
            <text:p>15.7745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9788984" calcext:value-type="float">
            <text:p>15.70697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95468984" calcext:value-type="float">
            <text:p>15.67954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7868984" calcext:value-type="float">
            <text:p>15.69478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8967968" calcext:value-type="float">
            <text:p>15.68589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6627968" calcext:value-type="float">
            <text:p>15.71866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28818984" calcext:value-type="float">
            <text:p>15.69288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21248984" calcext:value-type="float">
            <text:p>15.73212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6641" calcext:value-type="float">
            <text:p>15.7966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14768984" calcext:value-type="float">
            <text:p>15.88147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5993" calcext:value-type="float">
            <text:p>15.9459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2438984" calcext:value-type="float">
            <text:p>15.92224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1505" calcext:value-type="float">
            <text:p>15.851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171" calcext:value-type="float">
            <text:p>15.8461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4897968" calcext:value-type="float">
            <text:p>15.8584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74738984" calcext:value-type="float">
            <text:p>15.8574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067" calcext:value-type="float">
            <text:p>15.7760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07607968" calcext:value-type="float">
            <text:p>15.7407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68848984" calcext:value-type="float">
            <text:p>15.71688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08878984" calcext:value-type="float">
            <text:p>15.7408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1777968" calcext:value-type="float">
            <text:p>15.64817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38877968" calcext:value-type="float">
            <text:p>15.61388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6067968" calcext:value-type="float">
            <text:p>15.65160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36007968" calcext:value-type="float">
            <text:p>15.60360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19218984" calcext:value-type="float">
            <text:p>15.63192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142" calcext:value-type="float">
            <text:p>15.61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85" calcext:value-type="float">
            <text:p>15.56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1558984" calcext:value-type="float">
            <text:p>15.59915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17897968" calcext:value-type="float">
            <text:p>15.5917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4458984" calcext:value-type="float">
            <text:p>15.63344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5157968" calcext:value-type="float">
            <text:p>15.68551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19318984" calcext:value-type="float">
            <text:p>15.71193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2678984" calcext:value-type="float">
            <text:p>15.73326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1678" calcext:value-type="float">
            <text:p>15.71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1678" calcext:value-type="float">
            <text:p>15.71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24677968" calcext:value-type="float">
            <text:p>15.68246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5377968" calcext:value-type="float">
            <text:p>15.48053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76727968" calcext:value-type="float">
            <text:p>15.41767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63748984" calcext:value-type="float">
            <text:p>15.44637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25417968" calcext:value-type="float">
            <text:p>15.5125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6042" calcext:value-type="float">
            <text:p>15.57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61737968" calcext:value-type="float">
            <text:p>15.61617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8268984" calcext:value-type="float">
            <text:p>15.63382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31307968" calcext:value-type="float">
            <text:p>15.65313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0436" calcext:value-type="float">
            <text:p>15.68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28487968" calcext:value-type="float">
            <text:p>15.68284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15408984" calcext:value-type="float">
            <text:p>15.63154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8516" calcext:value-type="float">
            <text:p>15.55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30267968" calcext:value-type="float">
            <text:p>15.5830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25517968" calcext:value-type="float">
            <text:p>15.59255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5186" calcext:value-type="float">
            <text:p>15.58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227" calcext:value-type="float">
            <text:p>15.5322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7556" calcext:value-type="float">
            <text:p>15.49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79038984" calcext:value-type="float">
            <text:p>15.48790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99078984" calcext:value-type="float">
            <text:p>15.5199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23918984" calcext:value-type="float">
            <text:p>15.58239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5368984" calcext:value-type="float">
            <text:p>15.59953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1247968" calcext:value-type="float">
            <text:p>15.60512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92548984" calcext:value-type="float">
            <text:p>15.62925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17207968" calcext:value-type="float">
            <text:p>15.80172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25767968" calcext:value-type="float">
            <text:p>15.79257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34277968" calcext:value-type="float">
            <text:p>15.74342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2915" calcext:value-type="float">
            <text:p>15.702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11648984" calcext:value-type="float">
            <text:p>15.6711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03038984" calcext:value-type="float">
            <text:p>15.64030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33518984" calcext:value-type="float">
            <text:p>15.64335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6037" calcext:value-type="float">
            <text:p>15.5360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36797968" calcext:value-type="float">
            <text:p>15.4736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69488984" calcext:value-type="float">
            <text:p>15.46694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04768984" calcext:value-type="float">
            <text:p>15.50047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60547968" calcext:value-type="float">
            <text:p>15.42605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0025" calcext:value-type="float">
            <text:p>15.44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925" calcext:value-type="float">
            <text:p>15.40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5217968" calcext:value-type="float">
            <text:p>15.35252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69288984" calcext:value-type="float">
            <text:p>15.30692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52777968" calcext:value-type="float">
            <text:p>15.30527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56587968" calcext:value-type="float">
            <text:p>15.30565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29817968" calcext:value-type="float">
            <text:p>15.22298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3706" calcext:value-type="float">
            <text:p>15.173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09958984" calcext:value-type="float">
            <text:p>15.08099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1457968" calcext:value-type="float">
            <text:p>15.01114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8055" calcext:value-type="float">
            <text:p>14.918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2538984" calcext:value-type="float">
            <text:p>14.8592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39857968" calcext:value-type="float">
            <text:p>14.87398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0044" calcext:value-type="float">
            <text:p>14.83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475" calcext:value-type="float">
            <text:p>14.84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898" calcext:value-type="float">
            <text:p>14.804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15017968" calcext:value-type="float">
            <text:p>14.81150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1558984" calcext:value-type="float">
            <text:p>14.83715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07497968" calcext:value-type="float">
            <text:p>14.89074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329" calcext:value-type="float">
            <text:p>14.893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69678984" calcext:value-type="float">
            <text:p>14.85696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61018984" calcext:value-type="float">
            <text:p>14.7861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60768984" calcext:value-type="float">
            <text:p>14.58607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11797968" calcext:value-type="float">
            <text:p>14.5211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58688984" calcext:value-type="float">
            <text:p>14.44586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2808984" calcext:value-type="float">
            <text:p>14.31328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7658984" calcext:value-type="float">
            <text:p>14.38376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27927968" calcext:value-type="float">
            <text:p>14.47279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83147968" calcext:value-type="float">
            <text:p>14.45831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40578984" calcext:value-type="float">
            <text:p>14.43405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7347968" calcext:value-type="float">
            <text:p>14.38973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4937" calcext:value-type="float">
            <text:p>14.3549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48098984" calcext:value-type="float">
            <text:p>14.35480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5877968" calcext:value-type="float">
            <text:p>14.35658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50637968" calcext:value-type="float">
            <text:p>14.35506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96638984" calcext:value-type="float">
            <text:p>14.3296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43248984" calcext:value-type="float">
            <text:p>14.28432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5402" calcext:value-type="float">
            <text:p>14.265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81298984" calcext:value-type="float">
            <text:p>14.24812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25088984" calcext:value-type="float">
            <text:p>14.23250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539" calcext:value-type="float">
            <text:p>14.218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6921" calcext:value-type="float">
            <text:p>14.2269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45737968" calcext:value-type="float">
            <text:p>14.24457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781" calcext:value-type="float">
            <text:p>14.2497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57167968" calcext:value-type="float">
            <text:p>14.24571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29938984" calcext:value-type="float">
            <text:p>14.30299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8088984" calcext:value-type="float">
            <text:p>14.34680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83328984" calcext:value-type="float">
            <text:p>14.34833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07787968" calcext:value-type="float">
            <text:p>14.36077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53557968" calcext:value-type="float">
            <text:p>14.4053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10707968" calcext:value-type="float">
            <text:p>14.41107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64047968" calcext:value-type="float">
            <text:p>14.41640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92928984" calcext:value-type="float">
            <text:p>14.40929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5768984" calcext:value-type="float">
            <text:p>14.39557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2468" calcext:value-type="float">
            <text:p>14.41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4467968" calcext:value-type="float">
            <text:p>14.3714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03037968" calcext:value-type="float">
            <text:p>14.3703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60187968" calcext:value-type="float">
            <text:p>14.37601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035" calcext:value-type="float">
            <text:p>14.377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30978984" calcext:value-type="float">
            <text:p>14.37309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8277968" calcext:value-type="float">
            <text:p>14.37182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73547968" calcext:value-type="float">
            <text:p>14.39735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00267968" calcext:value-type="float">
            <text:p>14.4400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68847968" calcext:value-type="float">
            <text:p>14.4468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7877968" calcext:value-type="float">
            <text:p>14.43278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895" calcext:value-type="float">
            <text:p>14.45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7907968" calcext:value-type="float">
            <text:p>14.45679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6778984" calcext:value-type="float">
            <text:p>14.4416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4284" calcext:value-type="float">
            <text:p>14.46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20307968" calcext:value-type="float">
            <text:p>14.47203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2854" calcext:value-type="float">
            <text:p>14.452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5477968" calcext:value-type="float">
            <text:p>14.41754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02478984" calcext:value-type="float">
            <text:p>14.43024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46318984" calcext:value-type="float">
            <text:p>14.45463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54597968" calcext:value-type="float">
            <text:p>14.47545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6857" calcext:value-type="float">
            <text:p>14.476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6858984" calcext:value-type="float">
            <text:p>14.50568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78752" calcext:value-type="float">
            <text:p>14.545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039" calcext:value-type="float">
            <text:p>14.550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43598984" calcext:value-type="float">
            <text:p>14.56435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203" calcext:value-type="float">
            <text:p>14.5782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02347968" calcext:value-type="float">
            <text:p>14.58023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7446" calcext:value-type="float">
            <text:p>14.617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8408984" calcext:value-type="float">
            <text:p>14.60284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15988984" calcext:value-type="float">
            <text:p>14.57159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15657968" calcext:value-type="float">
            <text:p>14.5615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3658984" calcext:value-type="float">
            <text:p>14.61236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76108984" calcext:value-type="float">
            <text:p>14.66761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36128984" calcext:value-type="float">
            <text:p>14.68361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395" calcext:value-type="float">
            <text:p>14.590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1726" calcext:value-type="float">
            <text:p>14.571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58557968" calcext:value-type="float">
            <text:p>14.5958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31837968" calcext:value-type="float">
            <text:p>14.55318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71867968" calcext:value-type="float">
            <text:p>14.57718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5254" calcext:value-type="float">
            <text:p>14.605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39838984" calcext:value-type="float">
            <text:p>14.60398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61758984" calcext:value-type="float">
            <text:p>14.61617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6585" calcext:value-type="float">
            <text:p>14.586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4012" calcext:value-type="float">
            <text:p>14.57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48017968" calcext:value-type="float">
            <text:p>14.54480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1407968" calcext:value-type="float">
            <text:p>14.59014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47458984" calcext:value-type="float">
            <text:p>14.60474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182" calcext:value-type="float">
            <text:p>14.56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86167968" calcext:value-type="float">
            <text:p>14.58861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46137968" calcext:value-type="float">
            <text:p>14.56461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539" calcext:value-type="float">
            <text:p>14.599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85558984" calcext:value-type="float">
            <text:p>14.60855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778" calcext:value-type="float">
            <text:p>14.606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69328984" calcext:value-type="float">
            <text:p>14.57693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95058984" calcext:value-type="float">
            <text:p>14.58950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53148984" calcext:value-type="float">
            <text:p>14.58531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3658984" calcext:value-type="float">
            <text:p>14.61236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2963" calcext:value-type="float">
            <text:p>14.5629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65518984" calcext:value-type="float">
            <text:p>14.57655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1718984" calcext:value-type="float">
            <text:p>14.58417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12178984" calcext:value-type="float">
            <text:p>14.57121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5187968" calcext:value-type="float">
            <text:p>14.56651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38567968" calcext:value-type="float">
            <text:p>14.60385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76998984" calcext:value-type="float">
            <text:p>14.61769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44588984" calcext:value-type="float">
            <text:p>14.5944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6971" calcext:value-type="float">
            <text:p>14.6269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453" calcext:value-type="float">
            <text:p>14.6734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2023" calcext:value-type="float">
            <text:p>14.6620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7978984" calcext:value-type="float">
            <text:p>14.63979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0328984" calcext:value-type="float">
            <text:p>14.61503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163" calcext:value-type="float">
            <text:p>14.6391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08137968" calcext:value-type="float">
            <text:p>14.64081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8067968" calcext:value-type="float">
            <text:p>14.58480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6298" calcext:value-type="float">
            <text:p>14.576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38848984" calcext:value-type="float">
            <text:p>14.57388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07097968" calcext:value-type="float">
            <text:p>14.57070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73138984" calcext:value-type="float">
            <text:p>14.57731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43648984" calcext:value-type="float">
            <text:p>14.6043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5729" calcext:value-type="float">
            <text:p>14.5957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68007968" calcext:value-type="float">
            <text:p>14.53680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3057" calcext:value-type="float">
            <text:p>14.5530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8683" calcext:value-type="float">
            <text:p>14.6086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08418984" calcext:value-type="float">
            <text:p>14.61084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19848984" calcext:value-type="float">
            <text:p>14.61198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92238984" calcext:value-type="float">
            <text:p>14.61922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64297968" calcext:value-type="float">
            <text:p>14.61642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6684" calcext:value-type="float">
            <text:p>14.61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4111" calcext:value-type="float">
            <text:p>14.604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53807968" calcext:value-type="float">
            <text:p>14.60538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9987968" calcext:value-type="float">
            <text:p>14.5969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09358984" calcext:value-type="float">
            <text:p>14.6009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30947968" calcext:value-type="float">
            <text:p>14.60309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5237968" calcext:value-type="float">
            <text:p>14.60652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76998984" calcext:value-type="float">
            <text:p>14.61769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0306" calcext:value-type="float">
            <text:p>14.640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6971" calcext:value-type="float">
            <text:p>14.6269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52785909091" calcext:value-type="float">
            <text:p>14.5952785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24659864286" calcext:value-type="float">
            <text:p>14.592465986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77058733333" calcext:value-type="float">
            <text:p>14.59770587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4842765517" calcext:value-type="float">
            <text:p>14.73048427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18644946667" calcext:value-type="float">
            <text:p>14.981864494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664752" calcext:value-type="float">
            <text:p>15.036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63337275862" calcext:value-type="float">
            <text:p>14.4863337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92159466667" calcext:value-type="float">
            <text:p>14.36921594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5800206897" calcext:value-type="float">
            <text:p>14.4685800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60364" calcext:value-type="float">
            <text:p>14.516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30952035714" calcext:value-type="float">
            <text:p>14.533095203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15591733333" calcext:value-type="float">
            <text:p>14.54155917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2882387097" calcext:value-type="float">
            <text:p>14.5482882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91389" calcext:value-type="float">
            <text:p>14.551913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45084870968" calcext:value-type="float">
            <text:p>14.6145084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73582266667" calcext:value-type="float">
            <text:p>14.84735822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31858322581" calcext:value-type="float">
            <text:p>15.1831858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2643783871" calcext:value-type="float">
            <text:p>14.84026437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97407033333" calcext:value-type="float">
            <text:p>14.44974070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727548387" calcext:value-type="float">
            <text:p>14.4231727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654679" calcext:value-type="float">
            <text:p>14.586546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6963290323" calcext:value-type="float">
            <text:p>14.7856963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15280932143" calcext:value-type="float">
            <text:p>14.7815280932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0437096774" calcext:value-type="float">
            <text:p>14.767043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36285322581" calcext:value-type="float">
            <text:p>15.0136285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3216633333" calcext:value-type="float">
            <text:p>15.05432166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75710193548" calcext:value-type="float">
            <text:p>15.0775710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1567539" calcext:value-type="float">
            <text:p>15.301567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53834548387" calcext:value-type="float">
            <text:p>15.4453834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1191935484" calcext:value-type="float">
            <text:p>15.334119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98565633333" calcext:value-type="float">
            <text:p>14.93985656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1201548387" calcext:value-type="float">
            <text:p>15.0141201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5960833333" calcext:value-type="float">
            <text:p>15.39559608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0575263871" calcext:value-type="float">
            <text:p>15.74057526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02696357143" calcext:value-type="float">
            <text:p>15.62026963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8313025807" calcext:value-type="float">
            <text:p>15.63983130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03589451613" calcext:value-type="float">
            <text:p>15.9003589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8715266667" calcext:value-type="float">
            <text:p>15.88087152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24103264516" calcext:value-type="float">
            <text:p>15.93241032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14399466667" calcext:value-type="float">
            <text:p>16.16143994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88860580645" calcext:value-type="float">
            <text:p>16.3488860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94814935484" calcext:value-type="float">
            <text:p>16.2294814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69839" calcext:value-type="float">
            <text:p>15.62169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8781483871" calcext:value-type="float">
            <text:p>15.52878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7769466667" calcext:value-type="float">
            <text:p>15.80977694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61187580645" calcext:value-type="float">
            <text:p>16.0761187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9818025" calcext:value-type="float">
            <text:p>16.179818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6442083871" calcext:value-type="float">
            <text:p>16.25464420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01576451613" calcext:value-type="float">
            <text:p>16.240157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0765166667" calcext:value-type="float">
            <text:p>16.25107651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03689109677" calcext:value-type="float">
            <text:p>16.32036891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64221" calcext:value-type="float">
            <text:p>16.416642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91156903226" calcext:value-type="float">
            <text:p>16.5391156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5383886129" calcext:value-type="float">
            <text:p>16.45538388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1233733333" calcext:value-type="float">
            <text:p>16.16012337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91244677419" calcext:value-type="float">
            <text:p>15.8391244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6218266667" calcext:value-type="float">
            <text:p>15.88962182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2692870968" calcext:value-type="float">
            <text:p>15.8672692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91747758621" calcext:value-type="float">
            <text:p>15.8291747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31104541936" calcext:value-type="float">
            <text:p>15.79311045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69614129032" calcext:value-type="float">
            <text:p>15.4769614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43182633333" calcext:value-type="float">
            <text:p>15.48431826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14167529032" calcext:value-type="float">
            <text:p>15.48141675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1635266667" calcext:value-type="float">
            <text:p>15.55016352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4978806452" calcext:value-type="float">
            <text:p>15.7214978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03078890323" calcext:value-type="float">
            <text:p>15.62030788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13402466667" calcext:value-type="float">
            <text:p>15.21134024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8299" calcext:value-type="float">
            <text:p>14.89582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67612366667" calcext:value-type="float">
            <text:p>14.89676123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76112025806" calcext:value-type="float">
            <text:p>15.02761120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08640392857" calcext:value-type="float">
            <text:p>15.150864039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05226903226" calcext:value-type="float">
            <text:p>15.1705226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02491346154" calcext:value-type="float">
            <text:p>15.28024913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64166087" calcext:value-type="float">
            <text:p>15.31016416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69082" calcext:value-type="float">
            <text:p>15.8669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3617857143" calcext:value-type="float">
            <text:p>15.8673617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24780714286" calcext:value-type="float">
            <text:p>15.8724780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11535857143" calcext:value-type="float">
            <text:p>15.8711535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7761705882" calcext:value-type="float">
            <text:p>15.523776170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94049038462" calcext:value-type="float">
            <text:p>15.55940490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541144" calcext:value-type="float">
            <text:p>15.835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32383423077" calcext:value-type="float">
            <text:p>16.06323834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55033739131" calcext:value-type="float">
            <text:p>16.22550337391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54857153846" calcext:value-type="float">
            <text:p>16.2254857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10230064516" calcext:value-type="float">
            <text:p>16.2810230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600502" calcext:value-type="float">
            <text:p>16.24600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024516129" calcext:value-type="float">
            <text:p>16.2854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180366667" calcext:value-type="float">
            <text:p>16.37991803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91751" calcext:value-type="float">
            <text:p>16.44917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9441677419" calcext:value-type="float">
            <text:p>16.3469441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60877933333" calcext:value-type="float">
            <text:p>15.92608779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7753183871" calcext:value-type="float">
            <text:p>15.8877531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6116214" calcext:value-type="float">
            <text:p>16.006116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03823483871" calcext:value-type="float">
            <text:p>16.030382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9912335714" calcext:value-type="float">
            <text:p>16.029991233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73867096774" calcext:value-type="float">
            <text:p>15.98738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2414967742" calcext:value-type="float">
            <text:p>15.5262414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870661" calcext:value-type="float">
            <text:p>15.458706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4443483871" calcext:value-type="float">
            <text:p>15.43444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6599166667" calcext:value-type="float">
            <text:p>15.50865991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92941064516" calcext:value-type="float">
            <text:p>15.3692941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11559451613" calcext:value-type="float">
            <text:p>15.0911559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733" calcext:value-type="float">
            <text:p>14.63347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80911129032" calcext:value-type="float">
            <text:p>14.7080911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05415366667" calcext:value-type="float">
            <text:p>14.51054153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30072774194" calcext:value-type="float">
            <text:p>14.5330072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38714689655" calcext:value-type="float">
            <text:p>14.5538714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563935484" calcext:value-type="float">
            <text:p>14.4993563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17411580645" calcext:value-type="float">
            <text:p>14.3417411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5308633333" calcext:value-type="float">
            <text:p>14.34053086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0746612903" calcext:value-type="float">
            <text:p>14.3590746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340566667" calcext:value-type="float">
            <text:p>14.45053405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80438064516" calcext:value-type="float">
            <text:p>14.60804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5368193548" calcext:value-type="float">
            <text:p>14.4355368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0147726" calcext:value-type="float">
            <text:p>14.230147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21511" calcext:value-type="float">
            <text:p>14.35215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1293833333" calcext:value-type="float">
            <text:p>14.55712938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58378677419" calcext:value-type="float">
            <text:p>14.8858378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8405892857" calcext:value-type="float">
            <text:p>14.926840589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1754" calcext:value-type="float">
            <text:p>15.1571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18038193548" calcext:value-type="float">
            <text:p>15.4818038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5033703333" calcext:value-type="float">
            <text:p>15.361503370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2299709677" calcext:value-type="float">
            <text:p>15.4502299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3798512" calcext:value-type="float">
            <text:p>15.6037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99520096774" calcext:value-type="float">
            <text:p>15.8399520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2151387097" calcext:value-type="float">
            <text:p>15.9012151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4731566667" calcext:value-type="float">
            <text:p>15.56347315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2889096774" calcext:value-type="float">
            <text:p>15.9012889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56338966667" calcext:value-type="float">
            <text:p>15.93563389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0107903226" calcext:value-type="float">
            <text:p>15.9950107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26769714286" calcext:value-type="float">
            <text:p>16.0126769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591383871" calcext:value-type="float">
            <text:p>15.9985913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49370580645" calcext:value-type="float">
            <text:p>15.9949370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92254266667" calcext:value-type="float">
            <text:p>15.96922542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3628580645" calcext:value-type="float">
            <text:p>16.0383628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3505166667" calcext:value-type="float">
            <text:p>16.15735051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8981548387" calcext:value-type="float">
            <text:p>15.9048981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17482322581" calcext:value-type="float">
            <text:p>15.7417482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75548266667" calcext:value-type="float">
            <text:p>15.60755482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79025451613" calcext:value-type="float">
            <text:p>15.4279025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10853366667" calcext:value-type="float">
            <text:p>15.66108533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5307032258" calcext:value-type="float">
            <text:p>15.7425307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53544642857" calcext:value-type="float">
            <text:p>15.84535446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65663554839" calcext:value-type="float">
            <text:p>15.87656635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260034483" calcext:value-type="float">
            <text:p>16.2336260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25552642857" calcext:value-type="float">
            <text:p>16.27255526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61281951724" calcext:value-type="float">
            <text:p>16.31612819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99625592857" calcext:value-type="float">
            <text:p>16.679962559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2475503448" calcext:value-type="float">
            <text:p>16.95224755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48578" calcext:value-type="float">
            <text:p>16.8748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15868892857" calcext:value-type="float">
            <text:p>16.761586889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63151928571" calcext:value-type="float">
            <text:p>17.72631519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16156046429" calcext:value-type="float">
            <text:p>17.7616156046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161181" calcext:value-type="float">
            <text:p>17.011611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426607" calcext:value-type="float">
            <text:p>17.014266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29736275862" calcext:value-type="float">
            <text:p>17.6529736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18471965517" calcext:value-type="float">
            <text:p>17.8718471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75739035714" calcext:value-type="float">
            <text:p>17.927573903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9999737931" calcext:value-type="float">
            <text:p>17.91999997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9102785714" calcext:value-type="float">
            <text:p>17.98091027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71224624138" calcext:value-type="float">
            <text:p>18.26712246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471142857" calcext:value-type="float">
            <text:p>18.2300471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04519111111" calcext:value-type="float">
            <text:p>17.7104519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3955021429" calcext:value-type="float">
            <text:p>17.605395502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19104142857" calcext:value-type="float">
            <text:p>17.2819104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27190172414" calcext:value-type="float">
            <text:p>17.6127190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06137592308" calcext:value-type="float">
            <text:p>17.61061375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07536206897" calcext:value-type="float">
            <text:p>17.670753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22729" calcext:value-type="float">
            <text:p>16.66227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38722666667" calcext:value-type="float">
            <text:p>16.6738722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487112" calcext:value-type="float">
            <text:p>16.774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463895" calcext:value-type="float">
            <text:p>16.64463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9826875" calcext:value-type="float">
            <text:p>16.64982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54145" calcext:value-type="float">
            <text:p>16.65154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510425" calcext:value-type="float">
            <text:p>16.65751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239498" calcext:value-type="float">
            <text:p>16.62239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9417925" calcext:value-type="float">
            <text:p>16.67941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2841126087" calcext:value-type="float">
            <text:p>16.7028411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737319" calcext:value-type="float">
            <text:p>16.677373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79384695652" calcext:value-type="float">
            <text:p>16.64793846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39027870968" calcext:value-type="float">
            <text:p>16.6339027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736823" calcext:value-type="float">
            <text:p>16.637368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33110106452" calcext:value-type="float">
            <text:p>16.61331101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39781633333" calcext:value-type="float">
            <text:p>16.67397816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6827032258" calcext:value-type="float">
            <text:p>16.7366827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34106709677" calcext:value-type="float">
            <text:p>17.1534106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33459633333" calcext:value-type="float">
            <text:p>16.54334596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7851870968" calcext:value-type="float">
            <text:p>16.7577851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0709" calcext:value-type="float">
            <text:p>16.617607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0959580645" calcext:value-type="float">
            <text:p>16.6960959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10797821429" calcext:value-type="float">
            <text:p>16.731079782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4570322581" calcext:value-type="float">
            <text:p>16.68445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66449655172" calcext:value-type="float">
            <text:p>16.616644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7635555556" calcext:value-type="float">
            <text:p>16.593763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19414285714" calcext:value-type="float">
            <text:p>16.62194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0142222222" calcext:value-type="float">
            <text:p>16.779014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13925714286" calcext:value-type="float">
            <text:p>16.91139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79982857143" calcext:value-type="float">
            <text:p>16.96799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93955555556" calcext:value-type="float">
            <text:p>16.18939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10897142857" calcext:value-type="float">
            <text:p>16.12108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09022222222" calcext:value-type="float">
            <text:p>16.39090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17786666667" calcext:value-type="float">
            <text:p>16.60177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4808" calcext:value-type="float">
            <text:p>16.6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11328" calcext:value-type="float">
            <text:p>16.53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8526451613" calcext:value-type="float">
            <text:p>15.53585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6192" calcext:value-type="float">
            <text:p>15.5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68358709677" calcext:value-type="float">
            <text:p>15.53683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2272" calcext:value-type="float">
            <text:p>15.4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7992516129" calcext:value-type="float">
            <text:p>15.59799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59163870968" calcext:value-type="float">
            <text:p>15.45591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8992" calcext:value-type="float">
            <text:p>14.7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9739354839" calcext:value-type="float">
            <text:p>14.50297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71032" calcext:value-type="float">
            <text:p>14.56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4296774194" calcext:value-type="float">
            <text:p>14.5114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13302857143" calcext:value-type="float">
            <text:p>14.67133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9349677419" calcext:value-type="float">
            <text:p>14.64593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1176774193" calcext:value-type="float">
            <text:p>15.063117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72672" calcext:value-type="float">
            <text:p>15.11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16774193548" calcext:value-type="float">
            <text:p>15.141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91032" calcext:value-type="float">
            <text:p>15.32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2660645161" calcext:value-type="float">
            <text:p>15.6112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1332" calcext:value-type="float">
            <text:p>15.99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77912" calcext:value-type="float">
            <text:p>16.00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4523870968" calcext:value-type="float">
            <text:p>16.69645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242" calcext:value-type="float">
            <text:p>16.8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41385806452" calcext:value-type="float">
            <text:p>16.91413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158" calcext:value-type="float">
            <text:p>16.885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87192258065" calcext:value-type="float">
            <text:p>16.93871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19312" calcext:value-type="float">
            <text:p>17.38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1017931035" calcext:value-type="float">
            <text:p>17.355101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30056" calcext:value-type="float">
            <text:p>17.39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36259310345" calcext:value-type="float">
            <text:p>17.633625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7404137931" calcext:value-type="float">
            <text:p>17.800740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4344" calcext:value-type="float">
            <text:p>17.62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64063448276" calcext:value-type="float">
            <text:p>17.466406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98" calcext:value-type="float">
            <text:p>17.49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01034482759" calcext:value-type="float">
            <text:p>17.25010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0538181818" calcext:value-type="float">
            <text:p>17.437053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08815384615" calcext:value-type="float">
            <text:p>17.31088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479862069" calcext:value-type="float">
            <text:p>17.279479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76952258064" calcext:value-type="float">
            <text:p>17.12769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10072" calcext:value-type="float">
            <text:p>17.10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32620645161" calcext:value-type="float">
            <text:p>17.10326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2011034483" calcext:value-type="float">
            <text:p>17.151201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14198709677" calcext:value-type="float">
            <text:p>17.16141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4415483871" calcext:value-type="float">
            <text:p>17.384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16928" calcext:value-type="float">
            <text:p>17.20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6976" calcext:value-type="float">
            <text:p>17.08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1544" calcext:value-type="float">
            <text:p>16.9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4446451613" calcext:value-type="float">
            <text:p>16.84344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83525517241" calcext:value-type="float">
            <text:p>16.878352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3486451613" calcext:value-type="float">
            <text:p>16.83734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4752516129" calcext:value-type="float">
            <text:p>16.34475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77144" calcext:value-type="float">
            <text:p>16.30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32139354839" calcext:value-type="float">
            <text:p>16.42321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66495483871" calcext:value-type="float">
            <text:p>16.3566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66784516129" calcext:value-type="float">
            <text:p>16.3666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82388" calcext:value-type="float">
            <text:p>15.728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67780645161" calcext:value-type="float">
            <text:p>15.5167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36416" calcext:value-type="float">
            <text:p>15.6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97477419355" calcext:value-type="float">
            <text:p>15.6797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2588571429" calcext:value-type="float">
            <text:p>15.67825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89641290323" calcext:value-type="float">
            <text:p>15.62896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509016129" calcext:value-type="float">
            <text:p>15.3225090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01186066667" calcext:value-type="float">
            <text:p>15.19011860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76602064516" calcext:value-type="float">
            <text:p>15.2176602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19827566667" calcext:value-type="float">
            <text:p>15.27198275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66944677419" calcext:value-type="float">
            <text:p>15.4466944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2414387097" calcext:value-type="float">
            <text:p>15.3042414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44271166667" calcext:value-type="float">
            <text:p>14.86442711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6957645161" calcext:value-type="float">
            <text:p>14.9566957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257668" calcext:value-type="float">
            <text:p>14.6725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91397903226" calcext:value-type="float">
            <text:p>14.5191397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36227" calcext:value-type="float">
            <text:p>14.54362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96307354839" calcext:value-type="float">
            <text:p>14.4896307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2043862069" calcext:value-type="float">
            <text:p>14.172043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46151428571" calcext:value-type="float">
            <text:p>14.17461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8740137931" calcext:value-type="float">
            <text:p>14.198740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37048571429" calcext:value-type="float">
            <text:p>14.29370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33168" calcext:value-type="float">
            <text:p>14.19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63064" calcext:value-type="float">
            <text:p>14.18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9162" calcext:value-type="float">
            <text:p>13.869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17845714286" calcext:value-type="float">
            <text:p>13.95178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45066666667" calcext:value-type="float">
            <text:p>14.0445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53722857143" calcext:value-type="float">
            <text:p>14.24537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29632" calcext:value-type="float">
            <text:p>14.273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6164" calcext:value-type="float">
            <text:p>14.26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68424" calcext:value-type="float">
            <text:p>14.15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53172413793" calcext:value-type="float">
            <text:p>14.1653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25016" calcext:value-type="float">
            <text:p>14.1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7555862069" calcext:value-type="float">
            <text:p>14.07755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29450322581" calcext:value-type="float">
            <text:p>14.49294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93421935484" calcext:value-type="float">
            <text:p>14.22934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17024" calcext:value-type="float">
            <text:p>13.6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56836363636" calcext:value-type="float">
            <text:p>13.95568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6604137931" calcext:value-type="float">
            <text:p>13.731660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52072" calcext:value-type="float">
            <text:p>13.87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32837142857" calcext:value-type="float">
            <text:p>13.86328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0568" calcext:value-type="float">
            <text:p>13.7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071" calcext:value-type="float">
            <text:p>13.7760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73467826087" calcext:value-type="float">
            <text:p>13.757346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252" calcext:value-type="float">
            <text:p>13.70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04581818182" calcext:value-type="float">
            <text:p>13.71045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82986666667" calcext:value-type="float">
            <text:p>14.15829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6912" calcext:value-type="float">
            <text:p>13.6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84784" calcext:value-type="float">
            <text:p>14.03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27005714286" calcext:value-type="float">
            <text:p>14.42270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0548" calcext:value-type="float">
            <text:p>14.29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026" calcext:value-type="float">
            <text:p>14.7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3414" calcext:value-type="float">
            <text:p>15.123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1312" calcext:value-type="float">
            <text:p>14.5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8574" calcext:value-type="float">
            <text:p>14.498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13696" calcext:value-type="float">
            <text:p>13.70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8392" calcext:value-type="float">
            <text:p>14.0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55984" calcext:value-type="float">
            <text:p>13.85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97" calcext:value-type="float">
            <text:p>13.475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842" calcext:value-type="float">
            <text:p>14.02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632" calcext:value-type="float">
            <text:p>13.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972" calcext:value-type="float">
            <text:p>14.2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6782" calcext:value-type="float">
            <text:p>13.876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778" calcext:value-type="float">
            <text:p>13.844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78704" calcext:value-type="float">
            <text:p>14.50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3028" calcext:value-type="float">
            <text:p>15.08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756" calcext:value-type="float">
            <text:p>15.3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57968" calcext:value-type="float">
            <text:p>14.98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7892" calcext:value-type="float">
            <text:p>15.13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23554285714" calcext:value-type="float">
            <text:p>15.36235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7144" calcext:value-type="float">
            <text:p>15.7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62891428571" calcext:value-type="float">
            <text:p>15.37628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15291428571" calcext:value-type="float">
            <text:p>15.39152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7793" calcext:value-type="float">
            <text:p>15.107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932" calcext:value-type="float">
            <text:p>14.8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797" calcext:value-type="float">
            <text:p>14.3777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5046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646" meta:object-count="0"/>
    <meta:user-defined meta:name="AppVersion">3.0</meta:user-defined>
  </office:meta>
</office:document-meta>
</file>